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order-bottom="none" fo:border-left="0.99pt solid #ed1c24" fo:border-right="none" fo:border-top="none"/>
    </style:style>
    <style:style style:name="ce27" style:family="table-cell" style:parent-style-name="Default">
      <style:table-cell-properties fo:background-color="#89c765" style:text-align-source="fix" style:repeat-content="false" fo:border="0.99pt solid #000000" style:vertical-align="middle"/>
      <style:paragraph-properties fo:text-align="start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-bottom="0.99pt solid #000000" fo:background-color="#89c765" style:text-align-source="fix" style:repeat-content="false" fo:border-left="none" fo:border-right="none" fo:border-top="0.99pt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99pt solid #000000" fo:background-color="#89c765" style:text-align-source="fix" style:repeat-content="false" fo:border-left="none" fo:border-right="0.99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99pt solid #000000" fo:background-color="#89c765" style:text-align-source="fix" style:repeat-content="false" fo:border-left="none" fo:border-right="0.99pt solid #000000" fo:border-top="0.99pt solid #000000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ce6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color="#ce181e" fo:font-size="8pt" style:font-size-asian="8pt" style:font-size-complex="8pt"/>
    </style:style>
    <style:style style:name="ce70" style:family="table-cell" style:parent-style-name="Default">
      <style:text-properties fo:color="#c9211e"/>
    </style:style>
    <style:style style:name="ce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c9211e"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DOUBLE_MIN_KER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DOUBLE_MIN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Double min search (2 minimum values in a vector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RC0 : idx_min1 ;; RC1 : min1 ;; RC2 : min2 ;; RC3 : idx_min2 (all stored in R0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R2 in RC1 is increment by 4 to create 32b memory accesses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= RCT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(&amp;data[0]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2)</text:p>
            <text:p>-&gt; R0</text:p>
            <text:p>(data[0]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68" office:value-type="string" calcext:value-type="string" table:number-columns-spanned="1" table:number-rows-spanned="2">
            <text:p>R2 += CST</text:p>
            <text:p>CST = 4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LWI (R2)</text:p>
            <text:p>DATA -&gt; R3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= IMM*IMM</text:p>
            <text:p>IMM = 2047</text:p>
            <text:p>(~MAX_IN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9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= CST</text:p>
            <text:p>CST = -1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DATA -&gt; R3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++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4" office:value-type="string" calcext:value-type="string" table:number-columns-spanned="1" table:number-rows-spanned="2">
            <text:p>RCB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JUMP (9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8)</text:p>
            <text:p>R3 &lt; R0</text:p>
            <text:p>(val &lt; min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8" office:value-type="string" calcext:value-type="string" table:number-columns-spanned="1" table:number-rows-spanned="2">
            <text:p>R0 = R3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BGE (9)</text:p>
            <text:p>RCT &gt;= R0</text:p>
            <text:p>(val &gt;= min2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= RC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0 =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1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CB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3)</text:p>
            <text:p>R2 &lt; R3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EXI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8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53" office:value-type="float" office:value="12" calcext:value-type="float" table:number-columns-spanned="1" table:number-rows-spanned="2">
            <text:p>12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0" calcext:value-type="float" table:number-columns-spanned="1" table:number-rows-spanned="2">
            <text:p>10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2" calcext:value-type="float" table:number-columns-spanned="1" table:number-rows-spanned="2">
            <text:p>12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1" calcext:value-type="float" table:number-columns-spanned="1" table:number-rows-spanned="2">
            <text:p>11</text:p>
          </table:table-cell>
          <table:table-cell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DBL_MAX_KER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DOUBLE_MAX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Double max search (2 maximum values in a vector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RC0 : idx_max1 ;; RC1 : max1 ;; RC2 : max2 ;; RC3 : idx_max2 (all stored in R0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R2 in RC1 is increment by 4 to create 32b memory accesses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= RCT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(&amp;data[0]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2)</text:p>
            <text:p>-&gt; R0</text:p>
            <text:p>(data[0]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68" office:value-type="string" calcext:value-type="string" table:number-columns-spanned="1" table:number-rows-spanned="2">
            <text:p>R2 += CST</text:p>
            <text:p>CST = 4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LWI (R2)</text:p>
            <text:p>DATA -&gt; R3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= IMM*IMM</text:p>
            <text:p>IMM = 2047</text:p>
            <text:p>(~MAX_IN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0*IMM</text:p>
            <text:p>IMM = -1</text:p>
            <text:p>(~MIN_IN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9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= CST</text:p>
            <text:p>CST = -1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DATA -&gt; R3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++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4" office:value-type="string" calcext:value-type="string" table:number-columns-spanned="1" table:number-rows-spanned="2">
            <text:p>RCB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JUMP (9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8)</text:p>
            <text:p>R0 &lt; R3</text:p>
            <text:p>(max1 &lt; val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8" office:value-type="string" calcext:value-type="string" table:number-columns-spanned="1" table:number-rows-spanned="2">
            <text:p>R0 = R3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BGE (9)</text:p>
            <text:p><text:span text:style-name="T1">R0 &gt;= </text:span>RCT</text:p>
            <text:p>(max2 &gt;= val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= RC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0 =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1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CB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=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3)</text:p>
            <text:p>R2 &lt; R3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EXI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68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D</text:p>
            <text:p>R0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53" office:value-type="float" office:value="12" calcext:value-type="float" table:number-columns-spanned="1" table:number-rows-spanned="2">
            <text:p>12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0" calcext:value-type="float" table:number-columns-spanned="1" table:number-rows-spanned="2">
            <text:p>10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2" calcext:value-type="float" table:number-columns-spanned="1" table:number-rows-spanned="2">
            <text:p>12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1" calcext:value-type="float" table:number-columns-spanned="1" table:number-rows-spanned="2">
            <text:p>11</text:p>
          </table:table-cell>
          <table:table-cell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FFT_CPLX_KERNEL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FFT_CPLX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Radix-2 complex FFT (general case with complex input/output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variable k is used to create addresses, therefore it is incremented by four to create int32 memory accesses.</text:p>
            <text:p>Same for other variables (e.g. R3 in CC 1 is initialized to 4 but to 1 in C code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k is initialized to -4 for address generation and -1 for loop control <text:s/>(CC 1/2 and 13) because it is increment before the loop (this way it starts at k=0)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CC1 R1=RCB&lt;&lt;1 because it should be divided by 2 (according to radix-2 algo) but multiply by 4 for 32 bit memory accesses, therefore it is multiply by 2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CC2 fft_s is used there for loop control and the original value should be divided by two, but it inherit the value used for address generation therefore it needs to be </text:p>
            <text:p>Divided by 4.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Real_Out_ptr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3 = 4</text:p>
            <text:p>(n_2)</text:p>
          </table:table-cell>
          <table:table-cell/>
          <table:table-cell table:style-name="ce53" office:value-type="string" calcext:value-type="string" table:number-columns-spanned="1" table:number-rows-spanned="2">
            <text:p>R3 = 4</text:p>
            <text:p>(n_2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2=RCB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or)</text:p>
          </table:table-cell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oi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B*SELF</text:p>
            <text:p>(wr*or)</text:p>
          </table:table-cell>
          <table:table-cell/>
          <table:table-cell table:style-name="ce53" office:value-type="string" calcext:value-type="string" table:number-columns-spanned="1" table:number-rows-spanned="2">
            <text:p>RCB*SELF</text:p>
            <text:p>(wi*oi)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f_real_ptr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f_im_ptr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1 =</text:p>
            <text:p>RCB&lt;&lt;1</text:p>
            <text:p>(fft_s/2*4)</text:p>
          </table:table-cell>
          <table:table-cell/>
          <table:table-cell table:style-name="ce53" office:value-type="string" calcext:value-type="string" table:number-columns-spanned="1" table:number-rows-spanned="2">
            <text:p>ROUT=RCB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BINC (9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wr)</text:p>
          </table:table-cell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wi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R*RCT</text:p>
            <text:p>(wi*or)</text:p>
          </table:table-cell>
          <table:table-cell/>
          <table:table-cell table:style-name="ce53" office:value-type="string" calcext:value-type="string" table:number-columns-spanned="1" table:number-rows-spanned="2">
            <text:p>RCL*RCT</text:p>
            <text:p>(wr*oi)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OUT</text:p>
            <text:p>(fft_s)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Im_Out_ptr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1 = -1</text:p>
            <text:p>(k=-1)</text:p>
          </table:table-cell>
          <table:table-cell/>
          <table:table-cell table:style-name="ce54" office:value-type="string" calcext:value-type="string" table:number-columns-spanned="1" table:number-rows-spanned="2">
            <text:p>R1 = RCB</text:p>
            <text:p>(nbits)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0 = </text:p>
            <text:p>RCT&gt;&gt;2</text:p>
            <text:p>(fft_s/2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even_im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4" office:value-type="string" calcext:value-type="string" table:number-columns-spanned="1" table:number-rows-spanned="2">
            <text:p>LWD</text:p>
            <text:p>-&gt; ROUT</text:p>
            <text:p>(nbits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2 = RCB</text:p>
          </table:table-cell>
          <table:table-cell/>
          <table:table-cell table:style-name="ce54" office:value-type="string" calcext:value-type="string" table:number-columns-spanned="1" table:number-rows-spanned="2">
            <text:p>R2 = 1</text:p>
            <text:p>(n_2)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3 = -4</text:p>
            <text:p>(k = -4)</text:p>
          </table:table-cell>
          <table:table-cell/>
          <table:table-cell table:style-name="ce54" office:value-type="string" calcext:value-type="string" table:number-columns-spanned="1" table:number-rows-spanned="2">
            <text:p>R0 = 1</text:p>
            <text:p>(i=1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even_real</text:p>
          </table:table-cell>
          <table:table-cell/>
          <table:table-cell table:style-name="ce53" office:value-type="string" calcext:value-type="string" table:number-columns-spanned="1" table:number-rows-spanned="2">
            <text:p>R3++</text:p>
            <text:p>(j++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ELF-RCR</text:p>
            <text:p>(p_sum_r)</text:p>
            <text:p/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<text:span text:style-name="T2">RCT-SELF</text:span></text:p>
            <text:p><text:span text:style-name="T1">(er-p_sum_r)</text:span>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/>
          <table:table-cell table:style-name="ce53" office:value-type="string" calcext:value-type="string" table:number-columns-spanned="1" table:number-rows-spanned="2">
            <text:p>SWI (R0)</text:p>
            <text:p>RCB -&gt; 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+= 4</text:p>
          </table:table-cell>
          <table:table-cell/>
          <table:table-cell table:style-name="ce53" office:value-type="string" calcext:value-type="string" table:number-columns-spanned="1" table:number-rows-spanned="2">
            <text:p>R0 += 4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= R2+R3</text:p>
            <text:p><text:span text:style-name="T1">(ptr+n_2)</text:span></text:p>
          </table:table-cell>
          <table:table-cell/>
          <table:table-cell table:style-name="ce53" office:value-type="string" calcext:value-type="string" table:number-columns-spanned="1" table:number-rows-spanned="2">
            <text:p>R0 = R2+R3</text:p>
            <text:p><text:span text:style-name="T1">(ptr+n_2)</text:span>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SELF+RCL</text:p>
            <text:p>(p_sum_i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<text:span text:style-name="T2">RCB-SELF</text:span></text:p>
            <text:p><text:span text:style-name="T1">(ei-p_sum_i)</text:span>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1 -&gt; </text:p>
            <text:p>(f_offse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SELF</text:p>
          </table:table-cell>
          <table:table-cell/>
          <table:table-cell table:style-name="ce53" office:value-type="string" calcext:value-type="string" table:number-columns-spanned="1" table:number-rows-spanned="2">
            <text:p>R0 += RCL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office:value-type="string" calcext:value-type="string" table:number-columns-spanned="1" table:number-rows-spanned="2">
            <text:p>R0 = R2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<text:span text:style-name="T2">SELF+RCT</text:span></text:p>
            <text:p><text:span text:style-name="T1">(ei+p_sum_i)</text:span>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0 += 4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<text:span text:style-name="T2">SELF+RCB</text:span></text:p>
            <text:p><text:span text:style-name="T1">(er+p_sum_r)</text:span>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4</text:p>
          </table:table-cell>
          <table:table-cell/>
          <table:table-cell table:style-name="ce53" office:value-type="string" calcext:value-type="string" table:number-columns-spanned="1" table:number-rows-spanned="2">
            <text:p>BLT (3)</text:p>
            <text:p>R3&lt;R2</text:p>
            <text:p>(j&lt;n_2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+= 4</text:p>
            <text:p>(k++)</text:p>
          </table:table-cell>
          <table:table-cell/>
          <table:table-cell table:style-name="ce53" office:value-type="string" calcext:value-type="string" table:number-columns-spanned="1" table:number-rows-spanned="2">
            <text:p>R0 -&gt; </text:p>
            <text:p>(i) 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RCT</text:p>
          </table:table-cell>
          <table:table-cell/>
          <table:table-cell table:style-name="ce53" office:value-type="string" calcext:value-type="string" table:number-columns-spanned="1" table:number-rows-spanned="2">
            <text:p>R0+=RCT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&lt;&lt;= 1</text:p>
            <text:p>(n_2&lt;&lt;1)</text:p>
          </table:table-cell>
          <table:table-cell/>
          <table:table-cell table:style-name="ce53" office:value-type="string" calcext:value-type="string" table:number-columns-spanned="1" table:number-rows-spanned="2">
            <text:p>R3 &lt;&lt;= 1</text:p>
            <text:p>(n_2&lt;&lt;1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&gt;&gt;= 1</text:p>
            <text:p>(fft_s/2 &gt;&gt;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EXI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4" office:value-type="string" calcext:value-type="string" table:number-columns-spanned="1" table:number-rows-spanned="2">
            <text:p>R1++</text:p>
            <text:p>(k++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3)</text:p>
            <text:p>R1 &lt; R0</text:p>
            <text:p>(k&lt;fft_s/2)</text:p>
          </table:table-cell>
          <table:table-cell/>
          <table:table-cell table:style-name="ce53" office:value-type="string" calcext:value-type="string" table:number-columns-spanned="1" table:number-rows-spanned="2">
            <text:p>R0=</text:p>
            <text:p>R2+RCB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&gt;&gt;= 1</text:p>
            <text:p>(fft_s/2 &gt;&gt;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1 = -1</text:p>
            <text:p>(k=-1)</text:p>
          </table:table-cell>
          <table:table-cell/>
          <table:table-cell table:style-name="ce54" office:value-type="string" calcext:value-type="string" table:number-columns-spanned="1" table:number-rows-spanned="2">
            <text:p>BGE (9)</text:p>
            <text:p>R1 &gt;= RCB</text:p>
            <text:p>(i&lt;=nbits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ELF&lt;&lt; RCR</text:p>
            <text:p>(k &lt;&lt; i) </text:p>
          </table:table-cell>
          <table:table-cell/>
          <table:table-cell table:style-name="ce53" office:value-type="string" calcext:value-type="string" table:number-columns-spanned="1" table:number-rows-spanned="2">
            <text:p>RCL&lt;&lt;SELF</text:p>
            <text:p>(k &lt;&lt; i) 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=</text:p>
            <text:p>R2+SELF</text:p>
          </table:table-cell>
          <table:table-cell/>
          <table:table-cell table:style-name="ce53" office:value-type="string" calcext:value-type="string" table:number-columns-spanned="1" table:number-rows-spanned="2">
            <text:p>R3 = 0</text:p>
            <text:p>(j=0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0 += 1</text:p>
            <text:p>(i++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= -4</text:p>
            <text:p>(k = -4)</text:p>
          </table:table-cell>
          <table:table-cell/>
          <table:table-cell table:style-name="ce54" office:value-type="string" calcext:value-type="string" table:number-columns-spanned="1" table:number-rows-spanned="2">
            <text:p>R2 &lt;&lt;= 1</text:p>
            <text:p>(n_2&lt;&lt;1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 table:style-name="ce70"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1" calcext:value-type="float" table:number-columns-spanned="1" table:number-rows-spanned="2">
            <text:p>11</text:p>
          </table:table-cell>
          <table:table-cell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6" calcext:value-type="float" table:number-columns-spanned="1" table:number-rows-spanned="2">
            <text:p>6</text:p>
          </table:table-cell>
          <table:table-cell/>
          <table:table-cell table:style-name="ce53" office:value-type="float" office:value="7" calcext:value-type="float" table:number-columns-spanned="1" table:number-rows-spanned="2">
            <text:p>7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0" calcext:value-type="float" table:number-columns-spanned="1" table:number-rows-spanned="2">
            <text:p>10</text:p>
          </table:table-cell>
          <table:table-cell/>
          <table:table-cell table:style-name="ce53" office:value-type="float" office:value="10" calcext:value-type="float" table:number-columns-spanned="1" table:number-rows-spanned="2">
            <text:p>10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FFT_CPLX_FOREVER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FFT_CPLX_FOREVER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Radix-2 complex FFT (general case with complex input/output) running forever for power measurement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variable k is used to create addresses, therefore it is incremented by four to create int32 memory accesses.</text:p>
            <text:p>Same for other variables (e.g. R3 in CC 1 is initialized to 4 but to 1 in C code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k is initialized to -4 for address generation and -1 for loop control <text:s/>(CC 1/2 and 13) because it is increment before the loop (this way it starts at k=0)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CC1 R1=RCB&lt;&lt;1 because it should be divided by 2 (according to radix-2 algo) but multiply by 4 for 32 bit memory accesses, therefore it is multiply by 2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CC2 fft_s is used there for loop control and the original value should be divided by two, but it inherit the value used for address generation therefore it needs to be </text:p>
            <text:p>Divided by 4.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Real_Out_ptr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3 = 4</text:p>
            <text:p>(n_2)</text:p>
          </table:table-cell>
          <table:table-cell/>
          <table:table-cell table:style-name="ce53" office:value-type="string" calcext:value-type="string" table:number-columns-spanned="1" table:number-rows-spanned="2">
            <text:p>R3 = 4</text:p>
            <text:p>(n_2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2=RCB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or)</text:p>
          </table:table-cell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oi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B*SELF</text:p>
            <text:p>(wr*or)</text:p>
          </table:table-cell>
          <table:table-cell/>
          <table:table-cell table:style-name="ce53" office:value-type="string" calcext:value-type="string" table:number-columns-spanned="1" table:number-rows-spanned="2">
            <text:p>RCB*SELF</text:p>
            <text:p>(wi*oi)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f_real_ptr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2 </text:p>
            <text:p>f_im_ptr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1 =</text:p>
            <text:p>RCB&lt;&lt;1</text:p>
            <text:p>(fft_s/2*4)</text:p>
          </table:table-cell>
          <table:table-cell/>
          <table:table-cell table:style-name="ce53" office:value-type="string" calcext:value-type="string" table:number-columns-spanned="1" table:number-rows-spanned="2">
            <text:p>ROUT=RCB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BINC (9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wr)</text:p>
          </table:table-cell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(wi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R*RCT</text:p>
            <text:p>(wi*or)</text:p>
          </table:table-cell>
          <table:table-cell/>
          <table:table-cell table:style-name="ce53" office:value-type="string" calcext:value-type="string" table:number-columns-spanned="1" table:number-rows-spanned="2">
            <text:p>RCL*RCT</text:p>
            <text:p>(wr*oi)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4" office:value-type="string" calcext:value-type="string" table:number-columns-spanned="1" table:number-rows-spanned="2">
            <text:p>LWD</text:p>
            <text:p>-&gt; R2</text:p>
            <text:p>(fft_s)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Im_Out_ptr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1 = -1</text:p>
            <text:p>(k=-1)</text:p>
          </table:table-cell>
          <table:table-cell/>
          <table:table-cell table:style-name="ce54" office:value-type="string" calcext:value-type="string" table:number-columns-spanned="1" table:number-rows-spanned="2">
            <text:p>R1 = RCB</text:p>
            <text:p>(nbits)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0 = </text:p>
            <text:p>RCT&gt;&gt;2</text:p>
            <text:p>(fft_s/2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LWI (R0)</text:p>
            <text:p>-&gt; DATA -&gt; </text:p>
            <text:p>even_im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4" office:value-type="string" calcext:value-type="string" table:number-columns-spanned="1" table:number-rows-spanned="2">
            <text:p>LWD</text:p>
            <text:p>-&gt; R1</text:p>
            <text:p>(nbits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2 = RCB</text:p>
          </table:table-cell>
          <table:table-cell/>
          <table:table-cell table:style-name="ce54" office:value-type="string" calcext:value-type="string" table:number-columns-spanned="1" table:number-rows-spanned="2">
            <text:p>R2 = 1</text:p>
            <text:p>(n_2)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3 = -4</text:p>
            <text:p>(k = -4)</text:p>
          </table:table-cell>
          <table:table-cell/>
          <table:table-cell table:style-name="ce54" office:value-type="string" calcext:value-type="string" table:number-columns-spanned="1" table:number-rows-spanned="2">
            <text:p>R0 = 1</text:p>
            <text:p>(i=1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DATA -&gt; </text:p>
            <text:p>even_real</text:p>
          </table:table-cell>
          <table:table-cell/>
          <table:table-cell table:style-name="ce53" office:value-type="string" calcext:value-type="string" table:number-columns-spanned="1" table:number-rows-spanned="2">
            <text:p>R3++</text:p>
            <text:p>(j++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ELF-RCR</text:p>
            <text:p>(p_sum_r)</text:p>
            <text:p/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<text:span text:style-name="T2">RCT-SELF</text:span></text:p>
            <text:p><text:span text:style-name="T1">(er-p_sum_r)</text:span>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/>
          <table:table-cell table:style-name="ce53" office:value-type="string" calcext:value-type="string" table:number-columns-spanned="1" table:number-rows-spanned="2">
            <text:p>SWI (R0)</text:p>
            <text:p>RCB -&gt; 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+= 4</text:p>
          </table:table-cell>
          <table:table-cell/>
          <table:table-cell table:style-name="ce53" office:value-type="string" calcext:value-type="string" table:number-columns-spanned="1" table:number-rows-spanned="2">
            <text:p>R0 += 4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= R2+R3</text:p>
            <text:p><text:span text:style-name="T1">(ptr+n_2)</text:span></text:p>
          </table:table-cell>
          <table:table-cell/>
          <table:table-cell table:style-name="ce53" office:value-type="string" calcext:value-type="string" table:number-columns-spanned="1" table:number-rows-spanned="2">
            <text:p>R0 = R2+R3</text:p>
            <text:p><text:span text:style-name="T1">(ptr+n_2)</text:span>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SELF+RCL</text:p>
            <text:p>(p_sum_i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<text:span text:style-name="T2">RCB-SELF</text:span></text:p>
            <text:p><text:span text:style-name="T1">(ei-p_sum_i)</text:span>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1 -&gt; </text:p>
            <text:p>(f_offse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SELF</text:p>
          </table:table-cell>
          <table:table-cell/>
          <table:table-cell table:style-name="ce53" office:value-type="string" calcext:value-type="string" table:number-columns-spanned="1" table:number-rows-spanned="2">
            <text:p>R0 += RCL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= R2</text:p>
          </table:table-cell>
          <table:table-cell/>
          <table:table-cell table:style-name="ce53" office:value-type="string" calcext:value-type="string" table:number-columns-spanned="1" table:number-rows-spanned="2">
            <text:p>R0 = R2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<text:span text:style-name="T2">SELF+RCT</text:span></text:p>
            <text:p><text:span text:style-name="T1">(ei+p_sum_i)</text:span>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0 += 4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<text:span text:style-name="T2">SELF+RCB</text:span></text:p>
            <text:p><text:span text:style-name="T1">(er+p_sum_r)</text:span>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I (R0)</text:p>
            <text:p>SELF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4</text:p>
          </table:table-cell>
          <table:table-cell/>
          <table:table-cell table:style-name="ce53" office:value-type="string" calcext:value-type="string" table:number-columns-spanned="1" table:number-rows-spanned="2">
            <text:p>BLT (3)</text:p>
            <text:p>R3&lt;R2</text:p>
            <text:p>(j&lt;n_2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+= 4</text:p>
            <text:p>(k++)</text:p>
          </table:table-cell>
          <table:table-cell/>
          <table:table-cell table:style-name="ce53" office:value-type="string" calcext:value-type="string" table:number-columns-spanned="1" table:number-rows-spanned="2">
            <text:p>R0 -&gt; </text:p>
            <text:p>(i) 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RCT</text:p>
          </table:table-cell>
          <table:table-cell/>
          <table:table-cell table:style-name="ce53" office:value-type="string" calcext:value-type="string" table:number-columns-spanned="1" table:number-rows-spanned="2">
            <text:p>R0+=RCT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&lt;&lt;= 1</text:p>
            <text:p>(n_2&lt;&lt;1)</text:p>
          </table:table-cell>
          <table:table-cell/>
          <table:table-cell table:style-name="ce53" office:value-type="string" calcext:value-type="string" table:number-columns-spanned="1" table:number-rows-spanned="2">
            <text:p>R3 &lt;&lt;= 1</text:p>
            <text:p>(n_2&lt;&lt;1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2 -&gt; </text:p>
          </table:table-cell>
          <table:table-cell table:style-name="ce70"/>
          <table:table-cell table:style-name="ce78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 table:style-name="ce70"/>
          <table:covered-table-cell table:style-name="ce70"/>
          <table:table-cell table:number-columns-repeated="2"/>
        </table:table-row>
        <table:table-row table:style-name="ro1">
          <table:table-cell table:number-columns-repeated="21"/>
          <table:table-cell table:style-name="ce70" table:number-columns-repeated="3"/>
          <table:table-cell table:number-columns-repeated="2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&gt;&gt;= 1</text:p>
            <text:p>(fft_s/2 &gt;&gt;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78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BINC (1)</text:p>
          </table:table-cell>
          <table:table-cell table:style-name="ce70"/>
          <table:table-cell table:style-name="ce78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/>
          <table:covered-table-cell/>
          <table:table-cell table:number-columns-repeated="2"/>
          <table:covered-table-cell table:style-name="ce70"/>
          <table:table-cell table:style-name="ce70"/>
          <table:covered-table-cell table:style-name="ce70"/>
          <table:table-cell table:number-columns-repeated="2"/>
        </table:table-row>
        <table:table-row table:style-name="ro1">
          <table:table-cell table:number-columns-repeated="21"/>
          <table:table-cell table:style-name="ce70" table:number-columns-repeated="3"/>
          <table:table-cell table:number-columns-repeated="2"/>
        </table:table-row>
        <table:table-row table:style-name="ro3">
          <table:table-cell/>
          <table:table-cell table:style-name="ce54" office:value-type="string" calcext:value-type="string" table:number-columns-spanned="1" table:number-rows-spanned="2">
            <text:p>R1++</text:p>
            <text:p>(k++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3)</text:p>
            <text:p>R1 &lt; R0</text:p>
            <text:p>(k&lt;fft_s/2)</text:p>
          </table:table-cell>
          <table:table-cell/>
          <table:table-cell table:style-name="ce53" office:value-type="string" calcext:value-type="string" table:number-columns-spanned="1" table:number-rows-spanned="2">
            <text:p>R0=</text:p>
            <text:p>R2+RCB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 &gt;&gt;= 1</text:p>
            <text:p>(fft_s/2 &gt;&gt;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4" office:value-type="string" calcext:value-type="string" table:number-columns-spanned="1" table:number-rows-spanned="2">
            <text:p>R1 = -1</text:p>
            <text:p>(k=-1)</text:p>
          </table:table-cell>
          <table:table-cell/>
          <table:table-cell table:style-name="ce54" office:value-type="string" calcext:value-type="string" table:number-columns-spanned="1" table:number-rows-spanned="2">
            <text:p>BGE (9)</text:p>
            <text:p>R1 &gt;= RCB</text:p>
            <text:p>(i&lt;=nbits)</text:p>
          </table:table-cell>
          <table:table-cell table:number-columns-repeated="2"/>
          <table:table-cell table:style-name="ce54" office:value-type="string" calcext:value-type="string" table:number-columns-spanned="1" table:number-rows-spanned="2">
            <text:p>R2 -&gt; </text:p>
          </table:table-cell>
          <table:table-cell table:style-name="ce70"/>
          <table:table-cell table:style-name="ce54" office:value-type="string" calcext:value-type="string" table:number-columns-spanned="1" table:number-rows-spanned="2">
            <text:p>R2 -&gt; 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70"/>
          <table:table-cell table:style-name="ce70"/>
          <table:covered-table-cell table:style-name="ce70"/>
          <table:table-cell table:number-columns-repeated="2"/>
        </table:table-row>
        <table:table-row table:style-name="ro1">
          <table:table-cell table:number-columns-repeated="21"/>
          <table:table-cell table:style-name="ce70" table:number-columns-repeated="3"/>
          <table:table-cell table:number-columns-repeated="2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ELF&lt;&lt; RCR</text:p>
            <text:p>(k &lt;&lt; i) </text:p>
          </table:table-cell>
          <table:table-cell/>
          <table:table-cell table:style-name="ce53" office:value-type="string" calcext:value-type="string" table:number-columns-spanned="1" table:number-rows-spanned="2">
            <text:p>RCL&lt;&lt;SELF</text:p>
            <text:p>(k &lt;&lt; i) 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0=</text:p>
            <text:p>R2+SELF</text:p>
          </table:table-cell>
          <table:table-cell/>
          <table:table-cell table:style-name="ce53" office:value-type="string" calcext:value-type="string" table:number-columns-spanned="1" table:number-rows-spanned="2">
            <text:p>R3 = 0</text:p>
            <text:p>(j=0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0 += 1</text:p>
            <text:p>(i++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3 = -4</text:p>
            <text:p>(k = -4)</text:p>
          </table:table-cell>
          <table:table-cell/>
          <table:table-cell table:style-name="ce54" office:value-type="string" calcext:value-type="string" table:number-columns-spanned="1" table:number-rows-spanned="2">
            <text:p>R2 &lt;&lt;= 1</text:p>
            <text:p>(n_2&lt;&lt;1)</text:p>
          </table:table-cell>
          <table:table-cell table:number-columns-repeated="2"/>
          <table:table-cell table:style-name="ce78" table:number-columns-spanned="1" table:number-rows-spanned="2"/>
          <table:table-cell table:style-name="ce70"/>
          <table:table-cell table:style-name="ce54" office:value-type="string" calcext:value-type="string" table:number-columns-spanned="1" table:number-rows-spanned="2">
            <text:p>R1 -&gt; </text:p>
          </table:table-cell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 table:style-name="ce70"/>
          <table:table-cell table:number-columns-repeated="2"/>
          <table:covered-table-cell table:style-name="ce70"/>
          <table:table-cell table:style-name="ce70"/>
          <table:covered-table-cell table:style-name="ce70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FFT_BITREV_KERNEL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FFT_BITREV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FFT input bit reversal (input reordering for radix2 FFT)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CC 0 : FFT_SIZE iterations can be split on multilpe columns, in this case FFT_SIZE represent the number of samples processed by this columns.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Data pointers are increment by 4 for 32b integer accesses (CC 2: &lt;&lt; 2 to multiply by 4 for the same reason)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im_in_ptr = re_in_ptr + 4 bytes (for 32b data) because the input is expected to be complex values with first the real number followed by the imaginary one, …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0</text:p>
            <text:p>(im_in_ptr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1</text:p>
            <text:p>(im_out_ptr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R2</text:p>
            <text:p>(imag_val)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0</text:p>
            <text:p>(re_in_ptr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1</text:p>
            <text:p>(re_out_ptr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CB &lt;&lt; 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SELF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0)</text:p>
            <text:p>-&gt; R2</text:p>
            <text:p>(real_val)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1</text:p>
            <text:p>(FFT_SIZE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0</text:p>
            <text:p>(i=idx_start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= R0</text:p>
            <text:p>(index=i)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LWD</text:p>
            <text:p>-&gt; R0</text:p>
            <text:p>(nbits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= 0</text:p>
            <text:p>(j=0)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R0 += CST</text:p>
            <text:p>CST = 8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CB &lt;&lt; 2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OUT =</text:p>
            <text:p>SELF + R1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R0 += CST</text:p>
            <text:p>CST = 8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3 &lt;&lt; CST</text:p>
            <text:p>CST = 1</text:p>
            <text:p>(rev &lt;&lt;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3 = </text:p>
            <text:p>SELF | RCB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3 = 0</text:p>
            <text:p>(rev=0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OUT =</text:p>
            <text:p>RCT + R1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&amp; CST</text:p>
            <text:p>CST = 1</text:p>
            <text:p>(index&amp;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&gt;&gt;= CST</text:p>
            <text:p>CST = 1</text:p>
            <text:p>(index &gt;&gt;= 1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0 += CST</text:p>
            <text:p>CST = 1</text:p>
            <text:p>(i++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+= CST</text:p>
            <text:p>CST = 1</text:p>
            <text:p>(j++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BLT (6)</text:p>
            <text:p>R1 &lt; R0</text:p>
            <text:p>(j&lt;nbits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WI (SELF)</text:p>
            <text:p>R2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SWI (SELF)</text:p>
            <text:p>R2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BLT (4)</text:p>
            <text:p>R0 &lt; R1</text:p>
            <text:p>(i&lt;FFT_SIZE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53" office:value-type="string" calcext:value-type="string" table:number-columns-spanned="1" table:number-rows-spanned="2">
            <text:p>EXI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3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11" calcext:value-type="float" table:number-columns-spanned="1" table:number-rows-spanned="2">
            <text:p>11</text:p>
          </table:table-cell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7" calcext:value-type="float" table:number-columns-spanned="1" table:number-rows-spanned="2">
            <text:p>7</text:p>
          </table:table-cell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3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5" calcext:value-type="float" table:number-columns-spanned="1" table:number-rows-spanned="2">
            <text:p>5</text:p>
          </table:table-cell>
          <table:table-cell/>
          <table:table-cell table:style-name="ce53" table:number-columns-spanned="1" table:number-rows-spann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3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FFT_SPLITOPS_KERNEL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6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KERNEL</text:p>
          </table:table-cell>
          <table:covered-table-cell table:style-name="ce55"/>
          <table:covered-table-cell table:style-name="ce59"/>
          <table:table-cell table:style-name="ce63" office:value-type="string" calcext:value-type="string" table:number-columns-spanned="19" table:number-rows-spanned="1">
            <text:p>FFT_SPLITOPS – !!!DEPRECATED!!!</text:p>
          </table:table-cell>
          <table:covered-table-cell table:number-columns-repeated="17" table:style-name="ce55"/>
          <table:covered-table-cell table:style-name="ce5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style-name="ce56"/>
          <table:covered-table-cell table:style-name="ce60"/>
          <table:table-cell table:style-name="ce64" office:value-type="string" calcext:value-type="string" table:number-columns-spanned="19" table:number-rows-spanned="1">
            <text:p>FFT split ops for real input FFT done with complex FFT kernel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9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re_n/im_n =&gt; re/im[FFT_SIZE/2-i]</text:p>
          </table:table-cell>
          <table:covered-table-cell table:number-columns-repeated="17" table:style-name="ce56"/>
          <table:covered-table-cell table:style-name="ce60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MAPPING INFO</text:p>
          </table:table-cell>
          <table:covered-table-cell table:style-name="ce57"/>
          <table:covered-table-cell table:style-name="ce61"/>
          <table:table-cell table:style-name="ce64" office:value-type="string" calcext:value-type="string" table:number-columns-spanned="19" table:number-rows-spanned="1">
            <text:p>N_ITER = FFT_SIZE/2</text:p>
          </table:table-cell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8" table:number-columns-spanned="3" table:number-rows-spanned="1"/>
          <table:covered-table-cell table:style-name="ce57"/>
          <table:covered-table-cell table:style-name="ce61"/>
          <table:table-cell table:style-name="ce64" table:number-columns-spanned="19" table:number-rows-spanned="1"/>
          <table:covered-table-cell table:number-columns-repeated="17" table:style-name="ce57"/>
          <table:covered-table-cell table:style-name="ce6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0" table:number-columns-spanned="3" table:number-rows-spanned="1"/>
          <table:covered-table-cell table:style-name="ce58"/>
          <table:covered-table-cell table:style-name="ce62"/>
          <table:table-cell table:style-name="ce65" table:number-columns-spanned="19" table:number-rows-spanned="1"/>
          <table:covered-table-cell table:number-columns-repeated="17" table:style-name="ce58"/>
          <table:covered-table-cell table:style-name="ce6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0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2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3</text:p>
          </table:table-cell>
          <table:covered-table-cell table:number-columns-repeated="2"/>
          <table:table-cell/>
          <table:table-cell table:style-name="Default"/>
          <table:table-cell table:style-name="ce51" office:value-type="string" calcext:value-type="string" table:number-columns-spanned="3" table:number-rows-spanned="1">
            <text:p>CC 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Default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1</text:p>
            <text:p>(A_i_ptr)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1</text:p>
            <text:p>(im_ptr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(im_n_ptr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2</text:p>
            <text:p>(B_i_ptr)</text:p>
          </table:table-cell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LWD</text:p>
            <text:p>-&gt; R1</text:p>
            <text:p>(re_out_prt)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1</text:p>
            <text:p>(im_out_prt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1 -= CST</text:p>
            <text:p>CST = 4</text:p>
          </table:table-cell>
          <table:table-cell/>
          <table:table-cell table:style-name="ce53" office:value-type="string" calcext:value-type="string" table:number-columns-spanned="1" table:number-rows-spanned="2">
            <text:p>R1 -= CST</text:p>
            <text:p>CST = 4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2</text:p>
            <text:p>(re_n_ptr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D</text:p>
            <text:p>-&gt; R1</text:p>
            <text:p>(re_ptr)</text:p>
          </table:table-cell>
          <table:table-cell/>
          <table:table-cell table:style-name="ce53" office:value-type="string" calcext:value-type="string" table:number-columns-spanned="1" table:number-rows-spanned="2">
            <text:p>LWD</text:p>
            <text:p>-&gt; R1</text:p>
            <text:p>(A_r_ptr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LWD</text:p>
            <text:p>-&gt; R2</text:p>
            <text:p>(B_r_ptr)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5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6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7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8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9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1)</text:p>
            <text:p>-&gt; DATA -&gt; </text:p>
            <text:p>(A_i)</text:p>
          </table:table-cell>
          <table:table-cell/>
          <table:table-cell table:style-name="ce53" office:value-type="string" calcext:value-type="string" table:number-columns-spanned="1" table:number-rows-spanned="2">
            <text:p>LWI (R1)</text:p>
            <text:p>-&gt; DATA -&gt; </text:p>
            <text:p>(im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R*OUTD</text:p>
            <text:p>(im*A_i)</text:p>
          </table:table-cell>
          <table:table-cell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2)</text:p>
            <text:p>-&gt; DATA -&gt; </text:p>
            <text:p>(B_i)</text:p>
          </table:table-cell>
          <table:table-cell/>
          <table:table-cell table:style-name="ce53" office:value-type="string" calcext:value-type="string" table:number-columns-spanned="1" table:number-rows-spanned="2">
            <text:p>LWI (R2)</text:p>
            <text:p>-&gt; DATA -&gt; </text:p>
            <text:p>(im_n)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DATA -&gt; R3</text:p>
          </table:table-cell>
          <table:table-cell/>
          <table:table-cell table:style-name="ce53" office:value-type="string" calcext:value-type="string" table:number-columns-spanned="1" table:number-rows-spanned="2">
            <text:p>DATA -&gt; R3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<text:span text:style-name="T1">R3*RCT</text:span></text:p>
            <text:p><text:span text:style-name="T1">(re*A_i)</text:span></text:p>
          </table:table-cell>
          <table:table-cell/>
          <table:table-cell table:style-name="ce53" office:value-type="string" calcext:value-type="string" table:number-columns-spanned="1" table:number-rows-spanned="2">
            <text:p><text:span text:style-name="T1">R3*RCT</text:span></text:p>
            <text:p><text:span text:style-name="T1">(im*A_r)</text:span>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-&gt; RCB -&gt;</text:p>
          </table:table-cell>
          <table:table-cell/>
          <table:table-cell table:style-name="ce53" office:value-type="string" calcext:value-type="string" table:number-columns-spanned="1" table:number-rows-spanned="2">
            <text:p>R2 =</text:p>
            <text:p>RCL+OUTD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LWI (R2)</text:p>
            <text:p>-&gt; DATA -&gt; </text:p>
            <text:p>(re_n)</text:p>
          </table:table-cell>
          <table:table-cell/>
          <table:table-cell table:style-name="ce53" office:value-type="string" calcext:value-type="string" table:number-columns-spanned="1" table:number-rows-spanned="2">
            <text:p>DATA -&gt; R3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CR*OUTD</text:p>
            <text:p>(re_n*B_r)</text:p>
          </table:table-cell>
          <table:table-cell/>
          <table:table-cell table:style-name="ce53" office:value-type="string" calcext:value-type="string" table:number-columns-spanned="1" table:number-rows-spanned="2">
            <text:p>-&gt; DATA -&gt;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LWD</text:p>
            <text:p>-&gt; R3</text:p>
            <text:p>(N_ITER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LWI (R1)</text:p>
            <text:p>-&gt; DATA -&gt; </text:p>
            <text:p>(re)</text:p>
          </table:table-cell>
          <table:table-cell/>
          <table:table-cell table:style-name="ce53" office:value-type="string" calcext:value-type="string" table:number-columns-spanned="1" table:number-rows-spanned="2">
            <text:p>LWI (R1)</text:p>
            <text:p>-&gt; DATA -&gt; </text:p>
            <text:p>(A_r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2 = </text:p>
            <text:p>RCR*OUTD</text:p>
            <text:p>(re*A_r)</text:p>
          </table:table-cell>
          <table:table-cell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/>
          <table:table-cell table:style-name="ce53" office:value-type="string" calcext:value-type="string" table:number-columns-spanned="1" table:number-rows-spanned="2">
            <text:p>LWI (R2)</text:p>
            <text:p>-&gt; DATA -&gt; </text:p>
            <text:p>(B_r)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2 – RCB</text:p>
          </table:table-cell>
          <table:table-cell/>
          <table:table-cell table:style-name="ce53" office:value-type="string" calcext:value-type="string" table:number-columns-spanned="1" table:number-rows-spanned="2">
            <text:p>R2 += CST</text:p>
            <text:p>CST = 4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C 10/A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1/B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2/C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3/D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CC 14/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CR*OUTD</text:p>
            <text:p>(im_n*B_i)</text:p>
          </table:table-cell>
          <table:table-cell/>
          <table:table-cell table:style-name="ce53" office:value-type="string" calcext:value-type="string" table:number-columns-spanned="1" table:number-rows-spanned="2">
            <text:p>R2 -= CST</text:p>
            <text:p>CST = 4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R1 += CST</text:p>
            <text:p>CST = 4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R2 += CST</text:p>
            <text:p>CST = 4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OUTD*RCT</text:p>
            <text:p>(re_n*B_i)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CL – RCB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R2 + OUTD</text:p>
          </table:table-cell>
          <table:table-cell table:number-columns-repeated="2"/>
          <table:table-cell table:style-name="ce53" office:value-type="string" calcext:value-type="string" table:number-columns-spanned="1" table:number-rows-spanned="2">
            <text:p>EXI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R2 -= CST</text:p>
            <text:p>CST = 4</text:p>
          </table:table-cell>
          <table:table-cell/>
          <table:table-cell table:style-name="ce53" office:value-type="string" calcext:value-type="string" table:number-columns-spanned="1" table:number-rows-spanned="2">
            <text:p>R3*OUTD</text:p>
            <text:p>(im_n*B_r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SWI (R1)</text:p>
            <text:p>RCB -&gt; 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SWI (R1)</text:p>
            <text:p>RCT -&gt; 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OUTD + RCT</text:p>
          </table:table-cell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string" calcext:value-type="string" table:number-columns-spanned="1" table:number-rows-spanned="2">
            <text:p>OUTD + RCB</text:p>
          </table:table-cell>
          <table:table-cell/>
          <table:table-cell table:style-name="ce53" office:value-type="string" calcext:value-type="string" table:number-columns-spanned="1" table:number-rows-spanned="2">
            <text:p>R4 += CST</text:p>
            <text:p>CST = 1</text:p>
            <text:p>(i++)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table:number-columns-spanned="1" table:number-rows-spanned="2"/>
          <table:table-cell/>
          <table:table-cell table:style-name="ce53" office:value-type="string" calcext:value-type="string" table:number-columns-spanned="1" table:number-rows-spanned="2">
            <text:p>BLT (6)</text:p>
            <text:p>R4 &lt; R3</text:p>
          </table:table-cell>
          <table:table-cell table:number-columns-repeated="2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6"/>
          <table:table-cell table:number-columns-repeated="25"/>
        </table:table-row>
        <table:table-row table:style-name="ro1">
          <table:table-cell table:style-name="ce26"/>
          <table:table-cell table:style-name="ce51" office:value-type="string" calcext:value-type="string" table:number-columns-spanned="3" table:number-rows-spanned="1">
            <text:p>CC 15/F</text:p>
          </table:table-cell>
          <table:covered-table-cell table:number-columns-repeated="2"/>
          <table:table-cell table:number-columns-repeated="2"/>
          <table:table-cell table:style-name="ce51" office:value-type="string" calcext:value-type="string" table:number-columns-spanned="3" table:number-rows-spanned="1">
            <text:p>#INSTRUCTIONS</text:p>
          </table:table-cell>
          <table:covered-table-cell table:number-columns-repeated="2"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  <table:table-cell table:style-name="ce52"/>
          <table:table-cell/>
          <table:table-cell table:style-name="ce52"/>
          <table:table-cell/>
          <table:table-cell table:style-name="ce66"/>
        </table:table-row>
        <table:table-row table:style-name="ro1">
          <table:table-cell table:style-name="ce26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 table:number-columns-repeated="2"/>
          <table:table-cell table:style-name="ce52" office:value-type="string" calcext:value-type="string">
            <text:p>col 0</text:p>
          </table:table-cell>
          <table:table-cell/>
          <table:table-cell table:style-name="ce52" office:value-type="string" calcext:value-type="string">
            <text:p>col 1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53" office:value-type="float" office:value="6" calcext:value-type="float" table:number-columns-spanned="1" table:number-rows-spanned="2">
            <text:p>6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5" calcext:value-type="float" table:number-columns-spanned="1" table:number-rows-spanned="2">
            <text:p>5</text:p>
          </table:table-cell>
          <table:table-cell/>
          <table:table-cell table:style-name="ce53" office:value-type="float" office:value="5" calcext:value-type="float" table:number-columns-spanned="1" table:number-rows-spanned="2">
            <text:p>5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8" calcext:value-type="float" table:number-columns-spanned="1" table:number-rows-spanned="2">
            <text:p>8</text:p>
          </table:table-cell>
          <table:table-cell/>
          <table:table-cell table:style-name="ce53" office:value-type="float" office:value="7" calcext:value-type="float" table:number-columns-spanned="1" table:number-rows-spanned="2">
            <text:p>7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  <table:table-cell table:style-name="ce67"/>
          <table:table-cell/>
          <table:table-cell table:style-name="ce67"/>
          <table:table-cell/>
          <table:table-cell table:style-name="ce66"/>
        </table:table-row>
        <table:table-row table:style-name="ro1">
          <table:table-cell table:style-name="ce26"/>
          <table:table-cell table:style-name="ce53" table:number-columns-spanned="1" table:number-rows-spanned="2"/>
          <table:table-cell/>
          <table:table-cell table:style-name="ce53" table:number-columns-spanned="1" table:number-rows-spanned="2"/>
          <table:table-cell table:number-columns-repeated="2"/>
          <table:table-cell table:style-name="ce53" office:value-type="float" office:value="7" calcext:value-type="float" table:number-columns-spanned="1" table:number-rows-spanned="2">
            <text:p>7</text:p>
          </table:table-cell>
          <table:table-cell/>
          <table:table-cell table:style-name="ce53" office:value-type="float" office:value="9" calcext:value-type="float" table:number-columns-spanned="1" table:number-rows-spanned="2">
            <text:p>9</text:p>
          </table:table-cell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  <table:table-cell table:number-columns-repeated="4"/>
          <table:table-cell table:style-name="ce66"/>
        </table:table-row>
        <table:table-row table:style-name="ro1">
          <table:table-cell table:style-name="ce26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2T09:21:26.630190405</meta:creation-date>
    <dc:date>2023-10-30T09:51:20.450622350</dc:date>
    <meta:editing-duration>P2DT7H59M41S</meta:editing-duration>
    <meta:editing-cycles>154</meta:editing-cycles>
    <meta:generator>LibreOffice/7.3.7.2$Linux_X86_64 LibreOffice_project/30$Build-2</meta:generator>
    <meta:document-statistic meta:table-count="6" meta:cell-count="695" meta:object-count="0"/>
  </office:meta>
</office:document-meta>
</file>